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3f7bac" officeooo:paragraph-rsid="003f7bac" style:font-weight-asian="bold" style:font-weight-complex="bold"/>
    </style:style>
    <style:style style:name="P2" style:family="paragraph" style:parent-style-name="Standard">
      <style:text-properties officeooo:rsid="001d8ae2" officeooo:paragraph-rsid="001d8ae2"/>
    </style:style>
    <style:style style:name="P3" style:family="paragraph" style:parent-style-name="Standard">
      <style:text-properties officeooo:rsid="00214fb7" officeooo:paragraph-rsid="00214fb7"/>
    </style:style>
    <style:style style:name="P4" style:family="paragraph" style:parent-style-name="Standard">
      <style:text-properties officeooo:rsid="00285c91" officeooo:paragraph-rsid="00285c91"/>
    </style:style>
    <style:style style:name="P5" style:family="paragraph" style:parent-style-name="Standard">
      <style:text-properties officeooo:rsid="00285c91" officeooo:paragraph-rsid="00231b9a"/>
    </style:style>
    <style:style style:name="P6" style:family="paragraph" style:parent-style-name="Standard">
      <style:paragraph-properties fo:text-align="center" style:justify-single-word="false"/>
      <style:text-properties officeooo:rsid="00381cee" officeooo:paragraph-rsid="00381cee"/>
    </style:style>
    <style:style style:name="P7" style:family="paragraph" style:parent-style-name="Standard">
      <style:paragraph-properties fo:text-align="center" style:justify-single-word="false"/>
      <style:text-properties officeooo:rsid="00381cee" officeooo:paragraph-rsid="004406fa"/>
    </style:style>
    <style:style style:name="P8" style:family="paragraph" style:parent-style-name="Standard">
      <style:paragraph-properties fo:text-align="start" style:justify-single-word="false"/>
      <style:text-properties officeooo:rsid="00381cee" officeooo:paragraph-rsid="00381cee"/>
    </style:style>
    <style:style style:name="P9" style:family="paragraph" style:parent-style-name="Standard">
      <style:paragraph-properties fo:text-align="start" style:justify-single-word="false"/>
      <style:text-properties officeooo:rsid="00381cee" officeooo:paragraph-rsid="004406fa"/>
    </style:style>
    <style:style style:name="P10" style:family="paragraph" style:parent-style-name="Standard">
      <style:text-properties officeooo:rsid="0039f8d5" officeooo:paragraph-rsid="0039f8d5"/>
    </style:style>
    <style:style style:name="P11" style:family="paragraph" style:parent-style-name="Standard">
      <style:text-properties officeooo:rsid="0039f8d5" officeooo:paragraph-rsid="004406fa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381cee" officeooo:paragraph-rsid="00381ce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381cee" officeooo:paragraph-rsid="004406f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40ea80" officeooo:paragraph-rsid="0040ea80"/>
    </style:style>
    <style:style style:name="P15" style:family="paragraph" style:parent-style-name="Standard">
      <style:paragraph-properties fo:text-align="start" style:justify-single-word="false"/>
      <style:text-properties officeooo:rsid="0040ea80" officeooo:paragraph-rsid="004406fa"/>
    </style:style>
    <style:style style:name="P16" style:family="paragraph" style:parent-style-name="Standard">
      <style:paragraph-properties fo:text-align="start" style:justify-single-word="false"/>
      <style:text-properties officeooo:rsid="0042e46e" officeooo:paragraph-rsid="0042e46e"/>
    </style:style>
    <style:style style:name="P17" style:family="paragraph" style:parent-style-name="Standard">
      <style:paragraph-properties fo:text-align="start" style:justify-single-word="false"/>
      <style:text-properties officeooo:rsid="0042e46e" officeooo:paragraph-rsid="004406fa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40ea80" officeooo:paragraph-rsid="0062aa1c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40ea80" officeooo:paragraph-rsid="0062aa1c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40ea80" officeooo:paragraph-rsid="0062aa1c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040ea80" officeooo:paragraph-rsid="0062aa1c"/>
    </style:style>
    <style:style style:name="P22" style:family="paragraph" style:parent-style-name="Standard" style:list-style-name="L2">
      <style:text-properties officeooo:rsid="00231b9a" officeooo:paragraph-rsid="005342c7"/>
    </style:style>
    <style:style style:name="P23" style:family="paragraph" style:parent-style-name="Standard" style:list-style-name="L2">
      <style:text-properties officeooo:rsid="00231b9a" officeooo:paragraph-rsid="0048d9a8"/>
    </style:style>
    <style:style style:name="P24" style:family="paragraph" style:parent-style-name="Standard" style:list-style-name="L2">
      <style:text-properties officeooo:rsid="00285c91" officeooo:paragraph-rsid="0048d9a8"/>
    </style:style>
    <style:style style:name="P25" style:family="paragraph" style:parent-style-name="Standard" style:list-style-name="L2">
      <style:text-properties officeooo:rsid="005342c7" officeooo:paragraph-rsid="005342c7"/>
    </style:style>
    <style:style style:name="P26" style:family="paragraph" style:parent-style-name="Standard" style:list-style-name="L2">
      <style:text-properties officeooo:rsid="0029c16f" officeooo:paragraph-rsid="00560a0e"/>
    </style:style>
    <style:style style:name="P27" style:family="paragraph" style:parent-style-name="Standard" style:list-style-name="L3">
      <style:text-properties officeooo:rsid="0029c16f" officeooo:paragraph-rsid="0029c16f"/>
    </style:style>
    <style:style style:name="P28" style:family="paragraph" style:parent-style-name="Standard" style:list-style-name="L2">
      <style:text-properties officeooo:rsid="00214fb7" officeooo:paragraph-rsid="005a00f5"/>
    </style:style>
    <style:style style:name="P29" style:family="paragraph" style:parent-style-name="Standard" style:list-style-name="L3">
      <style:text-properties officeooo:rsid="00214fb7" officeooo:paragraph-rsid="00214fb7"/>
    </style:style>
    <style:style style:name="P30" style:family="paragraph" style:parent-style-name="Standard" style:list-style-name="L3">
      <style:text-properties officeooo:rsid="001d8ae2" officeooo:paragraph-rsid="001d8ae2"/>
    </style:style>
    <style:style style:name="P31" style:family="paragraph" style:parent-style-name="Standard" style:list-style-name="L5">
      <style:text-properties officeooo:rsid="00680eeb" officeooo:paragraph-rsid="00680eeb"/>
    </style:style>
    <style:style style:name="P32" style:family="paragraph" style:parent-style-name="Standard" style:list-style-name="L5">
      <style:text-properties officeooo:rsid="006825b6" officeooo:paragraph-rsid="006825b6"/>
    </style:style>
    <style:style style:name="P33" style:family="paragraph" style:parent-style-name="Standard" style:list-style-name="L5">
      <style:text-properties officeooo:rsid="0069b0fb" officeooo:paragraph-rsid="0069b0fb"/>
    </style:style>
    <style:style style:name="P34" style:family="paragraph" style:parent-style-name="Standard" style:list-style-name="L5">
      <style:text-properties officeooo:rsid="006d2603" officeooo:paragraph-rsid="006d2603"/>
    </style:style>
    <style:style style:name="P35" style:family="paragraph" style:parent-style-name="Standard" style:list-style-name="L5">
      <style:text-properties officeooo:rsid="006f731d" officeooo:paragraph-rsid="006f731d"/>
    </style:style>
    <style:style style:name="P36" style:family="paragraph" style:parent-style-name="Standard" style:list-style-name="L5">
      <style:text-properties officeooo:rsid="007132b7" officeooo:paragraph-rsid="00732755"/>
    </style:style>
    <style:style style:name="P37" style:family="paragraph" style:parent-style-name="Standard" style:list-style-name="L5">
      <style:text-properties officeooo:rsid="00740a69" officeooo:paragraph-rsid="00740a69"/>
    </style:style>
    <style:style style:name="T1" style:family="text">
      <style:text-properties officeooo:rsid="001d8ae2"/>
    </style:style>
    <style:style style:name="T2" style:family="text">
      <style:text-properties officeooo:rsid="002267ac"/>
    </style:style>
    <style:style style:name="T3" style:family="text">
      <style:text-properties officeooo:rsid="00244765"/>
    </style:style>
    <style:style style:name="T4" style:family="text">
      <style:text-properties officeooo:rsid="003016ad"/>
    </style:style>
    <style:style style:name="T5" style:family="text">
      <style:text-properties officeooo:rsid="00312737"/>
    </style:style>
    <style:style style:name="T6" style:family="text">
      <style:text-properties officeooo:rsid="004406fa"/>
    </style:style>
    <style:style style:name="T7" style:family="text">
      <style:text-properties officeooo:rsid="0068f779"/>
    </style:style>
    <style:style style:name="T8" style:family="text">
      <style:text-properties officeooo:rsid="006a2545"/>
    </style:style>
    <style:style style:name="T9" style:family="text">
      <style:text-properties officeooo:rsid="006ad801"/>
    </style:style>
    <style:style style:name="T10" style:family="text">
      <style:text-properties officeooo:rsid="006e5e78"/>
    </style:style>
    <style:style style:name="T11" style:family="text">
      <style:text-properties officeooo:rsid="006f6f18"/>
    </style:style>
    <style:style style:name="T12" style:family="text">
      <style:text-properties officeooo:rsid="007132b7"/>
    </style:style>
    <style:style style:name="T13" style:family="text">
      <style:text-properties officeooo:rsid="0072b295"/>
    </style:style>
    <style:style style:name="T14" style:family="text">
      <style:text-properties officeooo:rsid="00732755"/>
    </style:style>
    <style:style style:name="T15" style:family="text">
      <style:text-properties style:text-position="super 58%" officeooo:rsid="00732755"/>
    </style:style>
    <style:style style:name="T16" style:family="text">
      <style:text-properties style:text-position="super 58%" fo:font-size="14pt" officeooo:rsid="00732755" style:font-size-asian="14pt" style:font-size-complex="14pt"/>
    </style:style>
    <style:style style:name="T17" style:family="text">
      <style:text-properties style:text-position="super 58%" fo:font-size="14pt" fo:font-weight="bold" officeooo:rsid="00732755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inutes of Meeting - 1</text:p>
      <text:p text:style-name="P6">Friday - 17 March 2017</text:p>
      <text:p text:style-name="P16">Place: </text:p>
      <text:p text:style-name="P16"><text:tab/>LSS Conference room</text:p>
      <text:p text:style-name="P8"/>
      <text:p text:style-name="P14">Attendees: </text:p>
      <text:list xml:id="list4551057990323308254" text:style-name="L1">
        <text:list-item>
          <text:p text:style-name="P18"><text:bookmark-start text:name="__DdeLink__4_179909223"/>Dominik Bartuschat</text:p>
        </text:list-item>
        <text:list-item>
          <text:p text:style-name="P18">Dominik Thoennes</text:p>
        </text:list-item>
        <text:list-item>
          <text:p text:style-name="P20">Daniel Drzisga</text:p>
        </text:list-item>
        <text:list-item>
          <text:p text:style-name="P20">Iniyan Kalaimani<text:bookmark-end text:name="__DdeLink__4_179909223"/></text:p>
        </text:list-item>
      </text:list>
      <text:p text:style-name="P6"/>
      <text:p text:style-name="P10">Points discussed:</text:p>
      <text:list xml:id="list4959216799972425244" text:style-name="L2">
        <text:list-item>
          <text:p text:style-name="P22">Non-trivial viscosity dependency – dep. on time , temperature, velocity(non-linear). No model yet. Need to be added.</text:p>
        </text:list-item>
        <text:list-item>
          <text:p text:style-name="P23">Implentation of Periodic B<text:span text:style-name="T4">C</text:span>s – <text:span text:style-name="T3">need to identify a suitable mesh file</text:span></text:p>
        </text:list-item>
        <text:list-item>
          <text:p text:style-name="P24"><text:span text:style-name="T5">Identify w</text:span>here to modify the code.</text:p>
        </text:list-item>
        <text:list-item>
          <text:p text:style-name="P25">Need to identify which s<text:span text:style-name="T1">olver to comapre and which model to start with.</text:span></text:p>
        </text:list-item>
        <text:list-item>
          <text:p text:style-name="P25">Discussion on <text:span text:style-name="T1">Periodic BCs, 2D and/or 3D</text:span></text:p>
        </text:list-item>
        <text:list-item>
          <text:p text:style-name="P26">No test cases. So no analytical soultions. </text:p>
        </text:list-item>
        <text:list-item>
          <text:p text:style-name="P28">Periodic B<text:span text:style-name="T2">C</text:span>s can be handled only by mesh files <text:span text:style-name="T2">as per Uli. </text:span></text:p>
        </text:list-item>
      </text:list>
      <text:p text:style-name="P10"/>
      <text:p text:style-name="P2">Questions to ask:</text:p>
      <text:p text:style-name="P2"/>
      <text:list xml:id="list2597150225871412963" text:style-name="L3">
        <text:list-item>
          <text:p text:style-name="P30">What are all the cases used in the current framework?</text:p>
        </text:list-item>
        <text:list-item>
          <text:p text:style-name="P30">Tips to go through the framework easily</text:p>
        </text:list-item>
        <text:list-item>
          <text:p text:style-name="P30">Documentation for framework</text:p>
        </text:list-item>
        <text:list-item>
          <text:p text:style-name="P29">Periodic B<text:span text:style-name="T2">C</text:span>s can be handled only by mesh files <text:span text:style-name="T2">as per Uli. </text:span></text:p>
        </text:list-item>
        <text:list-item>
          <text:p text:style-name="P27"/>
        </text:list-item>
      </text:list>
      <text:p text:style-name="P3"/>
      <text:p text:style-name="P3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text:soft-page-break/>Minutes of Meeting - <text:span text:style-name="T6">2</text:span></text:p>
      <text:p text:style-name="P7"><text:span text:style-name="T6">Monday</text:span> - <text:span text:style-name="T6">24</text:span> March 2017</text:p>
      <text:p text:style-name="P17">Place: </text:p>
      <text:p text:style-name="P17"><text:tab/><text:span text:style-name="T6">Dominik Thoennes’ </text:span>room</text:p>
      <text:p text:style-name="P9"/>
      <text:p text:style-name="P15">Attendees: </text:p>
      <text:list xml:id="list6814419924357998023" text:style-name="L4">
        <text:list-item>
          <text:p text:style-name="P19">Dominik Bartuschat</text:p>
        </text:list-item>
        <text:list-item>
          <text:p text:style-name="P19">Dominik Thoennes</text:p>
        </text:list-item>
        <text:list-item>
          <text:p text:style-name="P21">Iniyan Kalaimani</text:p>
        </text:list-item>
      </text:list>
      <text:p text:style-name="P7"/>
      <text:p text:style-name="P11">Points discussed:</text:p>
      <text:list xml:id="list1433346451603204708" text:style-name="L5">
        <text:list-item>
          <text:p text:style-name="P31">People at FAU doesn’t have lot of experience in the HHG framework. It was designed at TUM. </text:p>
        </text:list-item>
        <text:list-item>
          <text:p text:style-name="P32">Thoennes works to re-d<text:span text:style-name="T9">e</text:span>s<text:span text:style-name="T9">i</text:span>gn the software. Currently developing a prototype in 2D actually <text:span text:style-name="T7">to get rid of the limitations of the HHG, mainly currently to support other type of elements, not only P1 but also P2 elements.</text:span></text:p>
        </text:list-item>
        <text:list-item>
          <text:p text:style-name="P33">Upto last year Bjoern and Thoennes worked on the framework in Erlangen. <text:span text:style-name="T8">Bartuschat and Thoennes don’t really have much experience in using this framework.</text:span></text:p>
        </text:list-item>
        <text:list-item>
          <text:p text:style-name="P34">Initial proposal for title “Non-trivial viscosity dependent for fluid simulations or Earth mantle convection <text:span text:style-name="T10">simulations</text:span>” <text:span text:style-name="T11">for different models.</text:span></text:p>
        </text:list-item>
        <text:list-item>
          <text:p text:style-name="P35">Compare with BGCE project.</text:p>
        </text:list-item>
        <text:list-item>
          <text:p text:style-name="P35">Start with boussinesq driver <text:span text:style-name="T13">from BGCE project </text:span>on a box domain. Use B<text:span text:style-name="T12">C</text:span>s other than <text:span text:style-name="T12">those </text:span>used in <text:span text:style-name="T13">the </text:span>project and try to understand that. <text:span text:style-name="T14">Constant viscosity was used. Now try to modify code with varible viscosity (eg. 1</text:span><text:span text:style-name="T17">x</text:span><text:span text:style-name="T14">) just static not changing over time. </text:span></text:p>
        </text:list-item>
        <text:list-item>
          <text:p text:style-name="P36"><text:span text:style-name="T14">Take different constant viscosities and observe the changes.</text:span></text:p>
        </text:list-item>
        <text:list-item>
          <text:p text:style-name="P37">Refer Uli’s paper for analytical solutions “Test Cases for the Stokes Discretization and the Stokes Solver”</text:p>
        </text:list-item>
        <text:list-item>
          <text:p text:style-name="P36">Focus will be on Time-dependent viscosit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3f7bac" officeooo:paragraph-rsid="003f7ba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Thes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2:04:18.633009340</meta:creation-date>
    <dc:date>2017-04-28T15:32:58.164900701</dc:date>
    <meta:editing-duration>PT4H34M22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360" meta:character-count="2107" meta:non-whitespace-character-count="1803"/>
  </office:meta>
</office:document-meta>
</file>